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6.822cm" fo:min-width="4.0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width="0.035cm" svg:stroke-color="#ff860d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860d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860d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ff860d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13cm"/>
      <style:paragraph-properties style:writing-mode="lr-tb"/>
    </style:style>
    <style:style style:name="gr13" style:family="graphic" style:parent-style-name="objectwithoutfill">
      <style:graphic-properties svg:stroke-width="0.035cm" svg:stroke-color="#ff860d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96cm"/>
      <style:paragraph-properties style:writing-mode="lr-tb"/>
    </style:style>
    <style:style style:name="gr25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8" style:family="graphic" style:parent-style-name="objectwithoutfill">
      <style:graphic-properties svg:stroke-width="0.035cm" svg:stroke-color="#3465a4" draw:marker-start="Arrowheads_20_25" draw:marker-start-width="0.35cm" draw:marker-end="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ea7500" draw:marker-start="" draw:marker-start-width="0.252cm" draw:marker-end="Arrowheads_20_25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31" style:family="graphic" style:parent-style-name="standard">
      <style:graphic-properties draw:fill="solid" draw:fill-color="#729fcf" loext:fill-use-slide-background="false" draw:opacity="11%" draw:textarea-horizontal-align="justify" draw:textarea-vertical-align="middle" draw:auto-grow-height="false" fo:min-height="4.001cm" fo:min-width="3.038cm"/>
    </style:style>
    <style:style style:name="gr32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gr34" style:family="graphic" style:parent-style-name="standard">
      <style:graphic-properties draw:stroke="none" draw:fill-color="#ea75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draw:fill-color="#ea7500" draw:opacity="50%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53cm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-width="0.2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draw:marker-start-width="0.279cm" draw:marker-end="Arrowheads_20_21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draw:marker-start-width="0.279cm" draw:marker-end="Arrowheads_20_22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Arrowheads_20_23" draw:marker-end-width="0.3cm" draw:fill="none" draw:textarea-vertical-align="middle"/>
    </style:style>
    <style:style style:name="gr48" style:family="graphic" style:parent-style-name="standard">
      <style:graphic-properties svg:stroke-color="#ea7500" draw:fill="none" loext:fill-use-slide-background="false" draw:textarea-horizontal-align="justify" draw:textarea-vertical-align="middle" draw:auto-grow-height="false" fo:min-height="6.822cm" fo:min-width="4.098cm"/>
    </style:style>
    <style:style style:name="gr49" style:family="graphic" style:parent-style-name="standard">
      <style:graphic-properties svg:stroke-color="#168253" draw:fill="none" loext:fill-use-slide-background="false" draw:textarea-horizontal-align="justify" draw:textarea-vertical-align="middle" draw:auto-grow-height="false" fo:min-height="6.822cm" fo:min-width="4.098cm"/>
    </style:style>
    <style:style style:name="gr50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svg:stroke-width="0.035cm" svg:stroke-color="#ea7500" draw:marker-start-width="0.252cm" draw:marker-end="Arrowheads_20_24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168253" draw:marker-start-width="0.252cm" draw:marker-end="Arrowheads_20_15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ea7500" draw:marker-start-width="0.252cm" draw:marker-end="Arrowheads_20_15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ea7500" draw:marker-start-width="0.252cm" draw:marker-end="Arrowheads_20_25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168253" draw:marker-start="" draw:marker-start-width="0.252cm" draw:marker-end="Arrowheads_20_25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168253" draw:marker-start-width="0.252cm" draw:marker-end="Arrowheads_20_25" draw:marker-end-width="0.252cm" draw:fill="none" draw:textarea-vertical-align="middle" fo:padding-top="0.142cm" fo:padding-bottom="0.142cm" fo:padding-left="0.267cm" fo:padding-right="0.267cm"/>
    </style:style>
    <style:style style:name="gr58" style:family="graphic" style:parent-style-name="objectwithoutfill">
      <style:graphic-properties svg:stroke-width="0.035cm" svg:stroke-color="#168253" draw:marker-start="Arrowheads_20_25" draw:marker-start-width="0.35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solid" draw:fill-color="#729fcf" draw:opacity="11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loext:graphic-properties draw:fill-color="#ea7500"/>
      <style:paragraph-properties fo:text-align="center"/>
    </style:style>
    <style:style style:name="P13" style:family="paragraph">
      <loext:graphic-properties draw:fill-color="#ea7500" draw:opacity="50%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0cm" svg:x="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" draw:id="id3" draw:layer="layout" svg:width="1.907cm" svg:height="0.962cm" svg:x="5.343cm" svg:y="8.038cm">
          <draw:text-box>
            <text:p>hd2b</text:p>
          </draw:text-box>
        </draw:frame>
        <draw:frame draw:style-name="gr2" draw:text-style-name="P2" xml:id="id5" draw:id="id5" draw:layer="layout" svg:width="1.907cm" svg:height="0.962cm" svg:x="3.343cm" svg:y="9.5cm">
          <draw:text-box>
            <text:p>8abb</text:p>
          </draw:text-box>
        </draw:frame>
        <draw:frame draw:style-name="gr3" draw:text-style-name="P2" xml:id="id7" draw:id="id7" draw:layer="layout" svg:width="1.772cm" svg:height="0.962cm" svg:x="5.228cm" svg:y="10.75cm">
          <draw:text-box>
            <text:p>zvzy</text:p>
          </draw:text-box>
        </draw:frame>
        <draw:frame draw:style-name="gr2" draw:text-style-name="P2" xml:id="id9" draw:id="id9" draw:layer="layout" svg:width="1.907cm" svg:height="0.962cm" svg:x="3.593cm" svg:y="12.5cm">
          <draw:text-box>
            <text:p>837q</text:p>
          </draw:text-box>
        </draw:frame>
        <draw:frame draw:style-name="gr4" draw:text-style-name="P2" xml:id="id1" draw:id="id1" draw:layer="layout" svg:width="1.696cm" svg:height="0.962cm" svg:x="3.25cm" svg:y="6.75cm">
          <draw:text-box>
            <text:p>ud1j</text:p>
          </draw:text-box>
        </draw:frame>
        <draw:frame draw:style-name="gr5" draw:text-style-name="P3" draw:layer="layout" svg:width="3.75cm" svg:height="1cm" svg:x="3.5cm" svg:y="4cm">
          <draw:text-box>
            <text:p><text:span text:style-name="T1">Key space</text:span></text:p>
          </draw:text-box>
        </draw:frame>
        <draw:custom-shape draw:style-name="gr1" draw:text-style-name="P1" draw:layer="layout" svg:width="6.5cm" svg:height="10cm" svg:x="12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6" draw:id="id6" draw:layer="layout" svg:width="2.75cm" svg:height="0.962cm" svg:x="15cm" svg:y="8.039cm">
          <draw:text-box>
            <text:p>8b6c9e</text:p>
          </draw:text-box>
        </draw:frame>
        <draw:frame draw:style-name="gr4" draw:text-style-name="P2" xml:id="id2" draw:id="id2" draw:layer="layout" svg:width="2.751cm" svg:height="0.962cm" svg:x="12.5cm" svg:y="9.501cm">
          <draw:text-box>
            <text:p>b4279e</text:p>
          </draw:text-box>
        </draw:frame>
        <draw:frame draw:style-name="gr6" draw:text-style-name="P2" xml:id="id8" draw:id="id8" draw:layer="layout" svg:width="2.771cm" svg:height="0.999cm" svg:x="15.229cm" svg:y="10.751cm">
          <draw:text-box>
            <text:p>6558ba</text:p>
          </draw:text-box>
        </draw:frame>
        <draw:frame draw:style-name="gr4" draw:text-style-name="P2" xml:id="id10" draw:id="id10" draw:layer="layout" svg:width="2.656cm" svg:height="0.962cm" svg:x="13.594cm" svg:y="12.501cm">
          <draw:text-box>
            <text:p>c5bdc8</text:p>
          </draw:text-box>
        </draw:frame>
        <draw:frame draw:style-name="gr6" draw:text-style-name="P2" xml:id="id4" draw:id="id4" draw:layer="layout" svg:width="2.249cm" svg:height="0.999cm" svg:x="13.251cm" svg:y="6.751cm">
          <draw:text-box>
            <text:p>c9f0ff</text:p>
          </draw:text-box>
        </draw:frame>
        <draw:frame draw:style-name="gr7" draw:text-style-name="P3" draw:layer="layout" svg:width="4.25cm" svg:height="0.962cm" svg:x="13.25cm" svg:y="4cm">
          <draw:text-box>
            <text:p><text:span text:style-name="T1">Hash space</text:span></text:p>
          </draw:text-box>
        </draw:frame>
        <draw:connector draw:style-name="gr8" draw:text-style-name="P1" draw:layer="layout" draw:type="curve" svg:x1="4.098cm" svg:y1="6.75cm" svg:x2="13.875cm" svg:y2="9.501cm" draw:start-shape="id1" draw:start-glue-point="0" draw:end-shape="id2" draw:end-glue-point="0" svg:d="M4098 6750c0-750 9777-2125 9777 2751" svg:viewBox="0 0 9778 3520">
          <text:p/>
        </draw:connector>
        <draw:connector draw:style-name="gr9" draw:text-style-name="P1" draw:layer="layout" draw:type="curve" svg:x1="6.296cm" svg:y1="8.038cm" svg:x2="14.375cm" svg:y2="6.751cm" draw:start-shape="id3" draw:start-glue-point="0" draw:end-shape="id4" draw:end-glue-point="0" svg:d="M6296 8038c0-2680 8079-2037 8079-1287" svg:viewBox="0 0 8080 1942">
          <text:p/>
        </draw:connector>
        <draw:connector draw:style-name="gr10" draw:text-style-name="P1" draw:layer="layout" draw:type="curve" svg:x1="5.25cm" svg:y1="9.981cm" svg:x2="15cm" svg:y2="8.52cm" draw:start-shape="id5" draw:start-glue-point="1" draw:end-shape="id6" draw:end-glue-point="3" svg:d="M5250 9981c7312 0 2438-1461 9750-1461" svg:viewBox="0 0 9751 1462">
          <text:p/>
        </draw:connector>
        <draw:connector draw:style-name="gr11" draw:text-style-name="P1" draw:layer="layout" draw:type="curve" svg:x1="6.114cm" svg:y1="11.712cm" svg:x2="16.614cm" svg:y2="11.75cm" draw:start-shape="id7" draw:start-glue-point="2" draw:end-shape="id8" draw:end-glue-point="2" svg:d="M6114 11712c0 807 10500 788 10500 38" svg:viewBox="0 0 10501 604">
          <text:p/>
        </draw:connector>
        <draw:frame draw:style-name="gr12" draw:text-style-name="P2" draw:layer="layout" svg:width="1.213cm" svg:height="0.962cm" svg:x="4.65cm" svg:y="13.538cm">
          <draw:text-box>
            <text:p>....</text:p>
          </draw:text-box>
        </draw:frame>
        <draw:frame draw:style-name="gr12" draw:text-style-name="P2" draw:layer="layout" svg:width="1.213cm" svg:height="0.962cm" svg:x="14.551cm" svg:y="13.538cm">
          <draw:text-box>
            <text:p>....</text:p>
          </draw:text-box>
        </draw:frame>
        <draw:connector draw:style-name="gr13" draw:text-style-name="P1" draw:layer="layout" draw:type="curve" svg:x1="4.546cm" svg:y1="13.462cm" svg:x2="14.922cm" svg:y2="13.463cm" draw:start-shape="id9" draw:start-glue-point="2" draw:end-shape="id10" draw:end-glue-point="2" svg:d="M4546 13462c0 751 10376 751 10376 1" svg:viewBox="0 0 10377 564">
          <text:p/>
        </draw:connector>
      </draw:page>
      <draw:page draw:name="page2" draw:style-name="dp1" draw:master-page-name="Default">
        <draw:custom-shape draw:style-name="gr1" draw:text-style-name="P1" draw:layer="layout" svg:width="6.5cm" svg:height="10cm" svg:x="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0" draw:id="id20" draw:layer="layout" svg:width="1.907cm" svg:height="0.962cm" svg:x="5.343cm" svg:y="8.038cm">
          <draw:text-box>
            <text:p>hd2b</text:p>
          </draw:text-box>
        </draw:frame>
        <draw:frame draw:style-name="gr2" draw:text-style-name="P2" xml:id="id16" draw:id="id16" draw:layer="layout" svg:width="1.907cm" svg:height="0.962cm" svg:x="3.343cm" svg:y="9.5cm">
          <draw:text-box>
            <text:p>8abb</text:p>
          </draw:text-box>
        </draw:frame>
        <draw:frame draw:style-name="gr3" draw:text-style-name="P2" xml:id="id12" draw:id="id12" draw:layer="layout" svg:width="1.772cm" svg:height="0.962cm" svg:x="5.228cm" svg:y="10.75cm">
          <draw:text-box>
            <text:p>zvzy</text:p>
          </draw:text-box>
        </draw:frame>
        <draw:frame draw:style-name="gr2" draw:text-style-name="P2" xml:id="id14" draw:id="id14" draw:layer="layout" svg:width="1.907cm" svg:height="0.962cm" svg:x="3.593cm" svg:y="12.5cm">
          <draw:text-box>
            <text:p>837q</text:p>
          </draw:text-box>
        </draw:frame>
        <draw:frame draw:style-name="gr4" draw:text-style-name="P2" xml:id="id18" draw:id="id18" draw:layer="layout" svg:width="1.696cm" svg:height="0.962cm" svg:x="3.25cm" svg:y="6.75cm">
          <draw:text-box>
            <text:p>ud1j</text:p>
          </draw:text-box>
        </draw:frame>
        <draw:frame draw:style-name="gr5" draw:text-style-name="P3" draw:layer="layout" svg:width="3.75cm" svg:height="1cm" svg:x="3.5cm" svg:y="4cm">
          <draw:text-box>
            <text:p><text:span text:style-name="T1">Key space</text:span></text:p>
          </draw:text-box>
        </draw:frame>
        <draw:custom-shape draw:style-name="gr1" draw:text-style-name="P1" draw:layer="layout" svg:width="6.5cm" svg:height="10cm" svg:x="12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15" draw:id="id15" draw:layer="layout" svg:width="2.75cm" svg:height="0.962cm" svg:x="15cm" svg:y="8.039cm">
          <draw:text-box>
            <text:p>8b6c9e</text:p>
          </draw:text-box>
        </draw:frame>
        <draw:frame draw:style-name="gr4" draw:text-style-name="P2" xml:id="id13" draw:id="id13" draw:layer="layout" svg:width="2.751cm" svg:height="0.962cm" svg:x="12.5cm" svg:y="9.501cm">
          <draw:text-box>
            <text:p>b4279e</text:p>
          </draw:text-box>
        </draw:frame>
        <draw:frame draw:style-name="gr6" draw:text-style-name="P2" xml:id="id17" draw:id="id17" draw:layer="layout" svg:width="2.771cm" svg:height="0.999cm" svg:x="15.229cm" svg:y="10.751cm">
          <draw:text-box>
            <text:p>6558ba</text:p>
          </draw:text-box>
        </draw:frame>
        <draw:frame draw:style-name="gr4" draw:text-style-name="P2" xml:id="id19" draw:id="id19" draw:layer="layout" svg:width="2.656cm" svg:height="0.962cm" svg:x="13.594cm" svg:y="12.501cm">
          <draw:text-box>
            <text:p>c5bdc8</text:p>
          </draw:text-box>
        </draw:frame>
        <draw:frame draw:style-name="gr6" draw:text-style-name="P2" xml:id="id11" draw:id="id11" draw:layer="layout" svg:width="2.249cm" svg:height="0.999cm" svg:x="13.251cm" svg:y="6.751cm">
          <draw:text-box>
            <text:p>c9f0ff</text:p>
          </draw:text-box>
        </draw:frame>
        <draw:frame draw:style-name="gr14" draw:text-style-name="P3" draw:layer="layout" svg:width="4.25cm" svg:height="0.962cm" svg:x="13.25cm" svg:y="4cm">
          <draw:text-box>
            <text:p><text:span text:style-name="T1">Hash space</text:span></text:p>
          </draw:text-box>
        </draw:frame>
        <draw:frame draw:style-name="gr12" draw:text-style-name="P2" draw:layer="layout" svg:width="1.213cm" svg:height="0.962cm" svg:x="4.65cm" svg:y="13.538cm">
          <draw:text-box>
            <text:p>....</text:p>
          </draw:text-box>
        </draw:frame>
        <draw:frame draw:style-name="gr12" draw:text-style-name="P2" draw:layer="layout" svg:width="1.213cm" svg:height="0.962cm" svg:x="14.551cm" svg:y="13.538cm">
          <draw:text-box>
            <text:p>....</text:p>
          </draw:text-box>
        </draw:frame>
        <draw:connector draw:style-name="gr15" draw:text-style-name="P1" draw:layer="layout" draw:type="curve" svg:x1="14.375cm" svg:y1="7.75cm" svg:x2="7cm" svg:y2="11.231cm" draw:start-shape="id11" draw:start-glue-point="2" draw:end-shape="id12" draw:end-glue-point="1" svg:d="M14375 7750c0 2321-2458 3481-7375 3481" svg:viewBox="0 0 7376 3482">
          <text:p/>
        </draw:connector>
        <draw:connector draw:style-name="gr16" draw:text-style-name="P1" draw:layer="layout" draw:type="curve" svg:x1="13.875cm" svg:y1="9.501cm" svg:x2="5.5cm" svg:y2="12.981cm" draw:start-shape="id13" draw:start-glue-point="0" draw:end-shape="id14" draw:end-glue-point="1" svg:d="M13875 9501c0-750-2438-626-3219 432s94 3048-5156 3048" svg:viewBox="0 0 8376 3959">
          <text:p/>
        </draw:connector>
        <draw:connector draw:style-name="gr17" draw:text-style-name="P1" draw:layer="layout" draw:type="curve" svg:x1="15cm" svg:y1="8.52cm" svg:x2="5.25cm" svg:y2="9.981cm" draw:start-shape="id15" draw:start-glue-point="3" draw:end-shape="id16" svg:d="M15000 8520c-7312 0-2438 1461-9750 1461" svg:viewBox="0 0 9751 1462">
          <text:p/>
        </draw:connector>
        <draw:connector draw:style-name="gr18" draw:text-style-name="P1" draw:layer="layout" draw:type="curve" svg:x1="15.229cm" svg:y1="11.25cm" svg:x2="4.946cm" svg:y2="7.231cm" draw:start-shape="id17" draw:start-glue-point="3" draw:end-shape="id18" draw:end-glue-point="1" svg:d="M15229 11250c-7711 0-2570-4019-10283-4019" svg:viewBox="0 0 10284 4020">
          <text:p/>
        </draw:connector>
        <draw:connector draw:style-name="gr19" draw:text-style-name="P1" draw:layer="layout" draw:type="curve" svg:x1="13.594cm" svg:y1="12.982cm" svg:x2="7.25cm" svg:y2="8.519cm" draw:start-shape="id19" draw:start-glue-point="3" draw:end-shape="id20" svg:d="M13594 12982c-4758 0-1586-4463-6344-4463" svg:viewBox="0 0 6345 4464">
          <text:p/>
        </draw:connector>
      </draw:page>
      <draw:page draw:name="page3" draw:style-name="dp1" draw:master-page-name="Default">
        <draw:custom-shape draw:style-name="gr1" draw:text-style-name="P1" draw:layer="layout" svg:width="6.5cm" svg:height="10cm" svg:x="-6.5cm" svg:y="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xml:id="id23" draw:id="id23" draw:layer="layout" svg:width="1.907cm" svg:height="0.962cm" svg:x="-3.157cm" svg:y="7.465cm">
          <draw:text-box>
            <text:p>hd2b</text:p>
          </draw:text-box>
        </draw:frame>
        <draw:frame draw:style-name="gr21" draw:text-style-name="P2" xml:id="id25" draw:id="id25" draw:layer="layout" svg:width="1.907cm" svg:height="0.962cm" svg:x="-5.157cm" svg:y="8.927cm">
          <draw:text-box>
            <text:p>8abb</text:p>
          </draw:text-box>
        </draw:frame>
        <draw:frame draw:style-name="gr22" draw:text-style-name="P2" xml:id="id27" draw:id="id27" draw:layer="layout" svg:width="1.772cm" svg:height="0.962cm" svg:x="-3.272cm" svg:y="10.177cm">
          <draw:text-box>
            <text:p>zvzy</text:p>
          </draw:text-box>
        </draw:frame>
        <draw:frame draw:style-name="gr21" draw:text-style-name="P2" xml:id="id29" draw:id="id29" draw:layer="layout" svg:width="1.907cm" svg:height="0.962cm" svg:x="-4.907cm" svg:y="11.927cm">
          <draw:text-box>
            <text:p>837q</text:p>
          </draw:text-box>
        </draw:frame>
        <draw:frame draw:style-name="gr4" draw:text-style-name="P2" xml:id="id21" draw:id="id21" draw:layer="layout" svg:width="1.696cm" svg:height="0.962cm" svg:x="-5.25cm" svg:y="6.177cm">
          <draw:text-box>
            <text:p>ud1j</text:p>
          </draw:text-box>
        </draw:frame>
        <draw:frame draw:style-name="gr5" draw:text-style-name="P3" draw:layer="layout" svg:width="3.75cm" svg:height="1cm" svg:x="-5cm" svg:y="3.427cm">
          <draw:text-box>
            <text:p><text:span text:style-name="T1">Key space</text:span></text:p>
          </draw:text-box>
        </draw:frame>
        <draw:custom-shape draw:style-name="gr1" draw:text-style-name="P1" draw:layer="layout" svg:width="6.5cm" svg:height="10cm" svg:x="3.501cm" svg:y="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26" draw:id="id26" draw:layer="layout" svg:width="2.75cm" svg:height="0.962cm" svg:x="6.5cm" svg:y="7.466cm">
          <draw:text-box>
            <text:p>8b6c9e</text:p>
          </draw:text-box>
        </draw:frame>
        <draw:frame draw:style-name="gr4" draw:text-style-name="P2" xml:id="id22" draw:id="id22" draw:layer="layout" svg:width="2.751cm" svg:height="0.962cm" svg:x="4cm" svg:y="8.928cm">
          <draw:text-box>
            <text:p>b4279e</text:p>
          </draw:text-box>
        </draw:frame>
        <draw:frame draw:style-name="gr6" draw:text-style-name="P2" xml:id="id28" draw:id="id28" draw:layer="layout" svg:width="2.771cm" svg:height="0.999cm" svg:x="6.729cm" svg:y="10.178cm">
          <draw:text-box>
            <text:p>6558ba</text:p>
          </draw:text-box>
        </draw:frame>
        <draw:frame draw:style-name="gr4" draw:text-style-name="P2" xml:id="id30" draw:id="id30" draw:layer="layout" svg:width="2.656cm" svg:height="0.962cm" svg:x="5.094cm" svg:y="11.928cm">
          <draw:text-box>
            <text:p>c5bdc8</text:p>
          </draw:text-box>
        </draw:frame>
        <draw:frame draw:style-name="gr6" draw:text-style-name="P2" xml:id="id24" draw:id="id24" draw:layer="layout" svg:width="2.249cm" svg:height="0.999cm" svg:x="4.751cm" svg:y="6.178cm">
          <draw:text-box>
            <text:p>c9f0ff</text:p>
          </draw:text-box>
        </draw:frame>
        <draw:frame draw:style-name="gr7" draw:text-style-name="P3" draw:layer="layout" svg:width="4.25cm" svg:height="0.962cm" svg:x="4.75cm" svg:y="3.43cm">
          <draw:text-box>
            <text:p><text:span text:style-name="T1">Hash space</text:span></text:p>
          </draw:text-box>
        </draw:frame>
        <draw:connector draw:style-name="gr8" draw:text-style-name="P1" draw:layer="layout" draw:type="curve" svg:x1="-4.402cm" svg:y1="6.177cm" svg:x2="5.375cm" svg:y2="8.928cm" draw:start-shape="id21" draw:start-glue-point="0" draw:end-shape="id22" draw:end-glue-point="0" svg:d="M-4402 6177c0-750 9777-2125 9777 2751" svg:viewBox="0 0 9778 3520">
          <text:p/>
        </draw:connector>
        <draw:connector draw:style-name="gr9" draw:text-style-name="P1" draw:layer="layout" draw:type="curve" svg:x1="-2.203cm" svg:y1="7.465cm" svg:x2="5.875cm" svg:y2="6.178cm" draw:start-shape="id23" draw:start-glue-point="0" draw:end-shape="id24" draw:end-glue-point="0" svg:d="M-2203 7465c0-2680 8078-2037 8078-1287" svg:viewBox="0 0 8079 1942">
          <text:p/>
        </draw:connector>
        <draw:connector draw:style-name="gr10" draw:text-style-name="P1" draw:layer="layout" draw:type="curve" svg:x1="-3.25cm" svg:y1="9.408cm" svg:x2="6.5cm" svg:y2="7.947cm" draw:start-shape="id25" draw:start-glue-point="1" draw:end-shape="id26" draw:end-glue-point="3" svg:d="M-3250 9408c7312 0 2438-1461 9750-1461" svg:viewBox="0 0 9751 1462">
          <text:p/>
        </draw:connector>
        <draw:connector draw:style-name="gr11" draw:text-style-name="P1" draw:layer="layout" draw:type="curve" svg:x1="-2.386cm" svg:y1="11.139cm" svg:x2="8.114cm" svg:y2="11.177cm" draw:start-shape="id27" draw:start-glue-point="2" draw:end-shape="id28" draw:end-glue-point="2" svg:d="M-2386 11139c0 807 10500 788 10500 38" svg:viewBox="0 0 10501 604">
          <text:p/>
        </draw:connector>
        <draw:frame draw:style-name="gr23" draw:text-style-name="P2" draw:layer="layout" svg:width="1.213cm" svg:height="0.962cm" svg:x="-3.85cm" svg:y="12.965cm">
          <draw:text-box>
            <text:p>....</text:p>
          </draw:text-box>
        </draw:frame>
        <draw:frame draw:style-name="gr23" draw:text-style-name="P2" draw:layer="layout" svg:width="1.213cm" svg:height="0.962cm" svg:x="6.051cm" svg:y="12.965cm">
          <draw:text-box>
            <text:p>....</text:p>
          </draw:text-box>
        </draw:frame>
        <draw:connector draw:style-name="gr13" draw:text-style-name="P1" draw:layer="layout" draw:type="curve" svg:x1="-3.953cm" svg:y1="12.889cm" svg:x2="6.422cm" svg:y2="12.89cm" draw:start-shape="id29" draw:start-glue-point="2" draw:end-shape="id30" draw:end-glue-point="2" svg:d="M-3953 12889c0 751 10375 751 10375 1" svg:viewBox="0 0 10376 564">
          <text:p/>
        </draw:connector>
        <draw:custom-shape draw:style-name="gr1" draw:text-style-name="P1" draw:layer="layout" svg:width="6.5cm" svg:height="10cm" svg:x="14.249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40" draw:id="id40" draw:layer="layout" svg:width="1.907cm" svg:height="0.962cm" svg:x="17.592cm" svg:y="7.465cm">
          <draw:text-box>
            <text:p>hd2b</text:p>
          </draw:text-box>
        </draw:frame>
        <draw:frame draw:style-name="gr2" draw:text-style-name="P2" xml:id="id36" draw:id="id36" draw:layer="layout" svg:width="1.907cm" svg:height="0.962cm" svg:x="15.592cm" svg:y="8.927cm">
          <draw:text-box>
            <text:p>8abb</text:p>
          </draw:text-box>
        </draw:frame>
        <draw:frame draw:style-name="gr3" draw:text-style-name="P2" xml:id="id32" draw:id="id32" draw:layer="layout" svg:width="1.772cm" svg:height="0.962cm" svg:x="17.477cm" svg:y="10.177cm">
          <draw:text-box>
            <text:p>zvzy</text:p>
          </draw:text-box>
        </draw:frame>
        <draw:frame draw:style-name="gr2" draw:text-style-name="P2" xml:id="id34" draw:id="id34" draw:layer="layout" svg:width="1.907cm" svg:height="0.962cm" svg:x="15.842cm" svg:y="11.927cm">
          <draw:text-box>
            <text:p>837q</text:p>
          </draw:text-box>
        </draw:frame>
        <draw:frame draw:style-name="gr4" draw:text-style-name="P2" xml:id="id38" draw:id="id38" draw:layer="layout" svg:width="1.696cm" svg:height="0.962cm" svg:x="15.499cm" svg:y="6.177cm">
          <draw:text-box>
            <text:p>ud1j</text:p>
          </draw:text-box>
        </draw:frame>
        <draw:frame draw:style-name="gr5" draw:text-style-name="P3" draw:layer="layout" svg:width="3.75cm" svg:height="1cm" svg:x="15.749cm" svg:y="3.427cm">
          <draw:text-box>
            <text:p><text:span text:style-name="T1">Key space</text:span></text:p>
          </draw:text-box>
        </draw:frame>
        <draw:custom-shape draw:style-name="gr1" draw:text-style-name="P1" draw:layer="layout" svg:width="6.5cm" svg:height="10cm" svg:x="24.25cm" svg:y="4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35" draw:id="id35" draw:layer="layout" svg:width="2.75cm" svg:height="0.962cm" svg:x="27.249cm" svg:y="7.466cm">
          <draw:text-box>
            <text:p>8b6c9e</text:p>
          </draw:text-box>
        </draw:frame>
        <draw:frame draw:style-name="gr4" draw:text-style-name="P2" xml:id="id33" draw:id="id33" draw:layer="layout" svg:width="2.751cm" svg:height="0.962cm" svg:x="24.749cm" svg:y="8.928cm">
          <draw:text-box>
            <text:p>b4279e</text:p>
          </draw:text-box>
        </draw:frame>
        <draw:frame draw:style-name="gr6" draw:text-style-name="P2" xml:id="id37" draw:id="id37" draw:layer="layout" svg:width="2.771cm" svg:height="0.999cm" svg:x="27.478cm" svg:y="10.178cm">
          <draw:text-box>
            <text:p>6558ba</text:p>
          </draw:text-box>
        </draw:frame>
        <draw:frame draw:style-name="gr4" draw:text-style-name="P2" xml:id="id39" draw:id="id39" draw:layer="layout" svg:width="2.656cm" svg:height="0.962cm" svg:x="25.843cm" svg:y="11.928cm">
          <draw:text-box>
            <text:p>c5bdc8</text:p>
          </draw:text-box>
        </draw:frame>
        <draw:frame draw:style-name="gr6" draw:text-style-name="P2" xml:id="id31" draw:id="id31" draw:layer="layout" svg:width="2.249cm" svg:height="0.999cm" svg:x="25.5cm" svg:y="6.178cm">
          <draw:text-box>
            <text:p>c9f0ff</text:p>
          </draw:text-box>
        </draw:frame>
        <draw:frame draw:style-name="gr24" draw:text-style-name="P3" draw:layer="layout" svg:width="4.5cm" svg:height="0.962cm" svg:x="25.499cm" svg:y="3.43cm">
          <draw:text-box>
            <text:p><text:span text:style-name="T1">Hash space</text:span></text:p>
          </draw:text-box>
        </draw:frame>
        <draw:frame draw:style-name="gr12" draw:text-style-name="P2" draw:layer="layout" svg:width="1.213cm" svg:height="0.962cm" svg:x="16.899cm" svg:y="12.965cm">
          <draw:text-box>
            <text:p>....</text:p>
          </draw:text-box>
        </draw:frame>
        <draw:frame draw:style-name="gr12" draw:text-style-name="P2" draw:layer="layout" svg:width="1.213cm" svg:height="0.962cm" svg:x="26.8cm" svg:y="12.965cm">
          <draw:text-box>
            <text:p>....</text:p>
          </draw:text-box>
        </draw:frame>
        <draw:connector draw:style-name="gr15" draw:text-style-name="P1" draw:layer="layout" draw:type="curve" svg:x1="26.624cm" svg:y1="7.177cm" svg:x2="19.249cm" svg:y2="10.658cm" draw:start-shape="id31" draw:start-glue-point="2" draw:end-shape="id32" draw:end-glue-point="1" svg:d="M26624 7177c0 2321-2458 3481-7375 3481" svg:viewBox="0 0 7376 3482">
          <text:p/>
        </draw:connector>
        <draw:connector draw:style-name="gr16" draw:text-style-name="P1" draw:layer="layout" draw:type="curve" svg:x1="26.124cm" svg:y1="8.928cm" svg:x2="17.749cm" svg:y2="12.408cm" draw:start-shape="id33" draw:start-glue-point="0" draw:end-shape="id34" draw:end-glue-point="1" svg:d="M26124 8928c0-750-2438-626-3219 432s94 3048-5156 3048" svg:viewBox="0 0 8376 3959">
          <text:p/>
        </draw:connector>
        <draw:connector draw:style-name="gr17" draw:text-style-name="P1" draw:layer="layout" draw:type="curve" svg:x1="27.249cm" svg:y1="7.947cm" svg:x2="17.499cm" svg:y2="9.408cm" draw:start-shape="id35" draw:start-glue-point="3" draw:end-shape="id36" svg:d="M27249 7947c-7312 0-2438 1461-9750 1461" svg:viewBox="0 0 9751 1462">
          <text:p/>
        </draw:connector>
        <draw:connector draw:style-name="gr18" draw:text-style-name="P1" draw:layer="layout" draw:type="curve" svg:x1="27.478cm" svg:y1="10.677cm" svg:x2="17.195cm" svg:y2="6.658cm" draw:start-shape="id37" draw:start-glue-point="3" draw:end-shape="id38" draw:end-glue-point="1" svg:d="M27478 10677c-7711 0-2570-4019-10283-4019" svg:viewBox="0 0 10284 4020">
          <text:p/>
        </draw:connector>
        <draw:connector draw:style-name="gr19" draw:text-style-name="P1" draw:layer="layout" draw:type="curve" svg:x1="25.843cm" svg:y1="12.409cm" svg:x2="19.499cm" svg:y2="7.946cm" draw:start-shape="id39" draw:start-glue-point="3" draw:end-shape="id40" svg:d="M25843 12409c-4758 0-1586-4463-6344-4463" svg:viewBox="0 0 6345 4464">
          <text:p/>
        </draw:connector>
        <draw:line draw:style-name="gr25" draw:text-style-name="P1" draw:layer="layout" svg:x1="12cm" svg:y1="3cm" svg:x2="12cm" svg:y2="17.5cm">
          <text:p/>
        </draw:line>
        <draw:frame draw:style-name="gr26" draw:text-style-name="P4" draw:layer="layout" svg:width="10.75cm" svg:height="2.25cm" svg:x="-3.25cm" svg:y="15.5cm">
          <draw:text-box>
            <text:p><text:span text:style-name="T2">Hashing algorithm applied to key space</text:span></text:p>
          </draw:text-box>
        </draw:frame>
        <draw:frame draw:style-name="gr26" draw:text-style-name="P4" draw:layer="layout" svg:width="10.75cm" svg:height="2.25cm" svg:x="16.75cm" svg:y="15.5cm">
          <draw:text-box>
            <text:p><text:span text:style-name="T2">Reduction algorithm applied to hash digests</text:span></text:p>
          </draw:text-box>
        </draw:frame>
        <draw:line draw:style-name="gr25" draw:text-style-name="P1" draw:layer="layout" svg:x1="-6.5cm" svg:y1="15cm" svg:x2="31cm" svg:y2="15cm">
          <text:p/>
        </draw:line>
        <draw:frame draw:style-name="gr27" draw:text-style-name="P5" draw:layer="layout" svg:width="0.857cm" svg:height="0.766cm" svg:x="0.949cm" svg:y="3.9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5" draw:layer="layout" svg:width="0.811cm" svg:height="0.766cm" svg:x="22.45cm" svg:y="3.9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8" draw:text-style-name="P1" draw:layer="layout" svg:x1="23.45cm" svg:y1="4.484cm" svg:x2="24.45cm" svg:y2="4.484cm">
          <text:p/>
        </draw:line>
        <draw:line draw:style-name="gr28" draw:text-style-name="P1" draw:layer="layout" svg:x1="21.25cm" svg:y1="4.484cm" svg:x2="22.25cm" svg:y2="4.484cm">
          <text:p/>
        </draw:line>
        <draw:line draw:style-name="gr29" draw:text-style-name="P1" draw:layer="layout" svg:x1="1.95cm" svg:y1="4.484cm" svg:x2="2.95cm" svg:y2="4.484cm">
          <text:p/>
        </draw:line>
        <draw:line draw:style-name="gr29" draw:text-style-name="P1" draw:layer="layout" svg:x1="-0.25cm" svg:y1="4.484cm" svg:x2="0.75cm" svg:y2="4.484cm">
          <text:p/>
        </draw:line>
      </draw:page>
      <draw:page draw:name="page4" draw:style-name="dp1" draw:master-page-name="Default">
        <draw:frame draw:style-name="gr30" draw:text-style-name="P6" draw:layer="layout" svg:width="5.5cm" svg:height="2.5cm" svg:x="5.249cm" svg:y="9.75cm">
          <draw:text-box>
            <text:p text:style-name="P5"><text:span text:style-name="T3">All elements that are valid for a function ‘f()’</text:span></text:p>
          </draw:text-box>
        </draw:frame>
        <draw:custom-shape draw:style-name="gr31" draw:text-style-name="P7" draw:layer="layout" svg:width="5.002cm" svg:height="6.011cm" svg:x="15.54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10cm" svg:x="4.74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75cm" svg:height="1cm" svg:x="6.649cm" svg:y="5.029cm">
          <draw:text-box>
            <text:p><text:span text:style-name="T1">Domain</text:span></text:p>
          </draw:text-box>
        </draw:frame>
        <draw:custom-shape draw:style-name="gr1" draw:text-style-name="P1" draw:layer="layout" svg:width="6.5cm" svg:height="10cm" svg:x="14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95cm" svg:height="0.962cm" svg:x="16.049cm" svg:y="5.038cm">
          <draw:text-box>
            <text:p><text:span text:style-name="T1">Co-domain</text:span></text:p>
          </draw:text-box>
        </draw:frame>
        <draw:frame draw:style-name="gr32" draw:text-style-name="P8" draw:layer="layout" svg:width="5cm" svg:height="1.916cm" svg:x="15.617cm" svg:y="12.05cm">
          <draw:text-box>
            <text:p><text:span text:style-name="T4">All elements that the function ‘f()’ maps to</text:span></text:p>
          </draw:text-box>
        </draw:frame>
        <draw:frame draw:style-name="gr5" draw:text-style-name="P9" draw:layer="layout" svg:width="1.75cm" svg:height="1cm" svg:x="7.299cm" svg:y="16.25cm">
          <draw:text-box>
            <text:p><text:span text:style-name="T5">“</text:span><text:span text:style-name="T5">A”</text:span></text:p>
          </draw:text-box>
        </draw:frame>
        <draw:frame draw:style-name="gr5" draw:text-style-name="P9" draw:layer="layout" svg:width="1.75cm" svg:height="1cm" svg:x="17.249cm" svg:y="16.25cm">
          <draw:text-box>
            <text:p><text:span text:style-name="T5">“</text:span><text:span text:style-name="T5">B”</text:span></text:p>
          </draw:text-box>
        </draw:frame>
        <draw:frame draw:style-name="gr33" draw:text-style-name="P10" draw:layer="layout" svg:width="2.25cm" svg:height="0.884cm" svg:x="16.999cm" svg:y="9.3cm">
          <draw:text-box>
            <text:p><text:span text:style-name="T6">Range</text:span></text:p>
          </draw:text-box>
        </draw:frame>
        <draw:frame draw:style-name="gr30" draw:text-style-name="P11" draw:layer="layout" svg:width="6cm" svg:height="2.5cm" svg:x="15.051cm" svg:y="7.4cm">
          <draw:text-box>
            <text:p text:style-name="P5"><text:span text:style-name="T3">Elements that a function may produce</text:span></text:p>
          </draw:text-box>
        </draw:frame>
        <draw:custom-shape draw:style-name="gr34" draw:text-style-name="P12" xml:id="id45" draw:id="id45" draw:layer="layout" svg:width="0.25cm" svg:height="0.25cm" svg:x="6.39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43" draw:id="id43" draw:layer="layout" svg:width="0.25cm" svg:height="0.25cm" svg:x="8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47" draw:id="id47" draw:layer="layout" svg:width="0.25cm" svg:height="0.25cm" svg:x="7.401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41" draw:id="id41" draw:layer="layout" svg:width="0.25cm" svg:height="0.25cm" svg:x="9.402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48" draw:id="id48" draw:layer="layout" svg:width="0.25cm" svg:height="0.25cm" svg:x="9.403cm" svg:y="12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1" draw:id="id51" draw:layer="layout" svg:width="0.25cm" svg:height="0.25cm" svg:x="7.004cm" svg:y="1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9" draw:id="id59" draw:layer="layout" svg:width="0.25cm" svg:height="0.25cm" svg:x="6.405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3" draw:id="id53" draw:layer="layout" svg:width="0.25cm" svg:height="0.25cm" svg:x="8.006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7" draw:id="id57" draw:layer="layout" svg:width="0.25cm" svg:height="0.25cm" svg:x="7.807cm" svg:y="15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5" draw:id="id55" draw:layer="layout" svg:width="0.25cm" svg:height="0.25cm" svg:x="9.008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50" draw:id="id50" draw:layer="layout" svg:width="0.25cm" svg:height="0.25cm" svg:x="5.409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46" draw:id="id46" draw:layer="layout" svg:width="0.25cm" svg:height="0.25cm" svg:x="18.11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44" draw:id="id44" draw:layer="layout" svg:width="0.25cm" svg:height="0.25cm" svg:x="18.811cm" svg:y="10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49" draw:id="id49" draw:layer="layout" svg:width="0.25cm" svg:height="0.25cm" svg:x="16.212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20.113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8.514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5.215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5.816cm" svg:y="9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7.017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42" draw:id="id42" draw:layer="layout" svg:width="0.25cm" svg:height="0.25cm" svg:x="19.111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60" draw:id="id60" draw:layer="layout" svg:width="0.25cm" svg:height="0.25cm" svg:x="19.112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58" draw:id="id58" draw:layer="layout" svg:width="0.25cm" svg:height="0.25cm" svg:x="17.514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54" draw:id="id54" draw:layer="layout" svg:width="0.25cm" svg:height="0.25cm" svg:x="17.315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52" draw:id="id52" draw:layer="layout" svg:width="0.25cm" svg:height="0.25cm" svg:x="16.016cm" svg:y="1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56" draw:id="id56" draw:layer="layout" svg:width="0.25cm" svg:height="0.25cm" svg:x="18.917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curve" draw:line-skew="-0.883cm" svg:x1="9.616cm" svg:y1="8.639cm" svg:x2="19.147cm" svg:y2="11.445cm" draw:start-shape="id41" draw:start-glue-point="11" draw:end-shape="id42" draw:end-glue-point="5" svg:d="M9616 8639c5824 0 1059 2806 9531 2806" svg:viewBox="0 0 9532 2807">
          <text:p/>
        </draw:connector>
        <draw:connector draw:style-name="gr37" draw:text-style-name="P1" draw:layer="layout" draw:type="curve" draw:line-skew="0.68cm" svg:x1="8.614cm" svg:y1="7.115cm" svg:x2="18.936cm" svg:y2="10.609cm" draw:start-shape="id43" draw:start-glue-point="9" draw:end-shape="id44" draw:end-glue-point="4" svg:d="M8614 7115c0 3669 10322 1922 10322 3494" svg:viewBox="0 0 10323 3495">
          <text:p/>
        </draw:connector>
        <draw:connector draw:style-name="gr38" draw:text-style-name="P1" draw:layer="layout" draw:type="curve" draw:line-skew="4.716cm" svg:x1="6.399cm" svg:y1="7.525cm" svg:x2="18.146cm" svg:y2="11.244cm" draw:start-shape="id45" draw:start-glue-point="6" draw:end-shape="id46" draw:end-glue-point="5" svg:d="M6399 7525c6324 0 451 3719 11747 3719" svg:viewBox="0 0 11748 3720">
          <text:p/>
        </draw:connector>
        <draw:connector draw:style-name="gr39" draw:text-style-name="P1" draw:layer="layout" draw:type="curve" draw:line-skew="-0.106cm" svg:x1="7.615cm" svg:y1="8.638cm" svg:x2="18.235cm" svg:y2="11.458cm" draw:start-shape="id47" draw:start-glue-point="11" draw:end-shape="id46" draw:end-glue-point="8" svg:d="M7615 8638c7740 0 6450 1661 7170 2554s3450 1017 3450 266" svg:viewBox="0 0 10621 3313">
          <text:p/>
        </draw:connector>
        <draw:connector draw:style-name="gr40" draw:text-style-name="P1" draw:layer="layout" draw:type="curve" draw:line-skew="0.825cm" svg:x1="9.653cm" svg:y1="12.729cm" svg:x2="16.248cm" svg:y2="11.924cm" draw:start-shape="id48" draw:start-glue-point="10" draw:end-shape="id49" draw:end-glue-point="7" svg:d="M9653 12729c6157 0 2860-805 6595-805" svg:viewBox="0 0 6596 806">
          <text:p/>
        </draw:connector>
        <draw:connector draw:style-name="gr41" draw:text-style-name="P1" draw:layer="layout" draw:type="curve" draw:line-skew="-2.384cm" svg:x1="5.659cm" svg:y1="12.032cm" svg:x2="16.248cm" svg:y2="11.746cm" draw:start-shape="id50" draw:start-glue-point="10" draw:end-shape="id49" draw:end-glue-point="5" svg:d="M5659 12032c4339 0-955-286 10589-286" svg:viewBox="0 0 10590 287">
          <text:p/>
        </draw:connector>
        <draw:connector draw:style-name="gr42" draw:text-style-name="P1" draw:layer="layout" draw:type="curve" svg:x1="7.218cm" svg:y1="12.518cm" svg:x2="16.052cm" svg:y2="13.629cm" draw:start-shape="id51" draw:start-glue-point="9" draw:end-shape="id52" draw:end-glue-point="7" svg:d="M7218 12518c6627 0 2210 1111 8834 1111" svg:viewBox="0 0 8835 1112">
          <text:p/>
        </draw:connector>
        <draw:connector draw:style-name="gr43" draw:text-style-name="P1" draw:layer="layout" draw:type="curve" svg:x1="8.256cm" svg:y1="13.43cm" svg:x2="17.351cm" svg:y2="13.928cm" draw:start-shape="id53" draw:start-glue-point="10" draw:end-shape="id54" draw:end-glue-point="7" svg:d="M8256 13430c6795 0 2248 498 9095 498" svg:viewBox="0 0 9096 499">
          <text:p/>
        </draw:connector>
        <draw:connector draw:style-name="gr44" draw:text-style-name="P1" draw:layer="layout" draw:type="curve" svg:x1="9.258cm" svg:y1="14.431cm" svg:x2="19.042cm" svg:y2="13.666cm" draw:start-shape="id55" draw:start-glue-point="10" draw:end-shape="id56" draw:end-glue-point="8" svg:d="M9258 14431c6523 0 9784-255 9784-765" svg:viewBox="0 0 9785 766">
          <text:p/>
        </draw:connector>
        <draw:connector draw:style-name="gr45" draw:text-style-name="P1" draw:layer="layout" draw:type="curve" svg:x1="8.057cm" svg:y1="15.131cm" svg:x2="17.55cm" svg:y2="15.327cm" draw:start-shape="id57" draw:start-glue-point="10" draw:end-shape="id58" draw:end-glue-point="7" svg:d="M8057 15131c7093 0 2347 196 9493 196" svg:viewBox="0 0 9494 197">
          <text:p/>
        </draw:connector>
        <draw:connector draw:style-name="gr46" draw:text-style-name="P1" draw:layer="layout" draw:type="curve" svg:x1="6.655cm" svg:y1="14.229cm" svg:x2="19.148cm" svg:y2="14.725cm" draw:start-shape="id59" draw:start-glue-point="10" draw:end-shape="id60" draw:end-glue-point="7" svg:d="M6655 14229c9343 0 3097 496 12493 496" svg:viewBox="0 0 12494 497">
          <text:p/>
        </draw:connector>
        <draw:frame draw:style-name="gr27" draw:text-style-name="P5" draw:layer="layout" svg:width="0.832cm" svg:height="0.766cm" svg:x="12.499cm" svg:y="7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7" draw:text-style-name="P1" draw:layer="layout" svg:x1="13.499cm" svg:y1="7.75cm" svg:x2="14.499cm" svg:y2="7.75cm">
          <text:p/>
        </draw:line>
        <draw:line draw:style-name="gr47" draw:text-style-name="P1" draw:layer="layout" svg:x1="11.299cm" svg:y1="7.75cm" svg:x2="12.299cm" svg:y2="7.75cm">
          <text:p/>
        </draw:line>
      </draw:page>
      <draw:page draw:name="page5" draw:style-name="dp1" draw:master-page-name="Default">
        <draw:custom-shape draw:style-name="gr48" draw:text-style-name="P1" draw:layer="layout" svg:width="6.5cm" svg:height="10cm" svg:x="4.74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75cm" svg:height="1cm" svg:x="6.249cm" svg:y="5.029cm">
          <draw:text-box>
            <text:p><text:span text:style-name="T1">Key space</text:span></text:p>
          </draw:text-box>
        </draw:frame>
        <draw:custom-shape draw:style-name="gr49" draw:text-style-name="P1" draw:layer="layout" svg:width="6.5cm" svg:height="10cm" svg:x="14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4" draw:layer="layout" svg:width="4.201cm" svg:height="0.962cm" svg:x="16.049cm" svg:y="5.03cm">
          <draw:text-box>
            <text:p text:style-name="P5"><text:span text:style-name="T1">Hash space</text:span></text:p>
          </draw:text-box>
        </draw:frame>
        <draw:custom-shape draw:style-name="gr34" draw:text-style-name="P12" draw:layer="layout" svg:width="0.25cm" svg:height="0.25cm" svg:x="6.39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25cm" svg:height="0.25cm" svg:x="8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7.401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9.402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9.403cm" svg:y="12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7.0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6.405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cm" svg:height="0.25cm" svg:x="7.807cm" svg:y="15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25cm" svg:height="0.25cm" svg:x="9.008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25cm" svg:height="0.25cm" svg:x="5.409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8.11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20.01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5.212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7.413cm" svg:y="9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38cm" svg:x="19.314cm" svg:y="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6.716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7.017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9.611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9.112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7.514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25cm" svg:height="0.25cm" svg:x="17.417cm" svg:y="12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0.857cm" svg:height="0.766cm" svg:x="12.45cm" svg:y="3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52" draw:text-style-name="P1" draw:layer="layout" svg:width="8.259cm" svg:height="2.119cm" draw:transform="skewX (0.0134390352403563) rotate (0.252025543987981) translate (8.584cm 6.904cm)" svg:viewBox="0 0 8260 2120" svg:d="M0 0c4012 1 8260 2120 8260 2120">
          <text:p/>
        </draw:path>
        <draw:custom-shape draw:style-name="gr34" draw:text-style-name="P12" draw:layer="layout" svg:width="0.25cm" svg:height="0.25cm" svg:x="9.009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3" draw:text-style-name="P1" draw:layer="layout" svg:width="9.852cm" svg:height="3.835cm" draw:transform="skewX (0.0172787595947439) rotate (-2.72044470508356) translate (17.15cm 7.1cm)" svg:viewBox="0 0 9853 3836" svg:d="M0 0c4281 0 9853 3836 9853 3836">
          <text:p/>
        </draw:path>
        <draw:path draw:style-name="gr54" draw:text-style-name="P1" draw:layer="layout" svg:width="11.78cm" svg:height="4.874cm" draw:transform="rotate (0.392350015848325) translate (6.6cm 7.5cm)" svg:viewBox="0 0 11781 4875" svg:d="M0 0c7846 0 11781 4875 11781 4875">
          <text:p/>
        </draw:path>
        <draw:path draw:style-name="gr54" draw:text-style-name="P1" draw:layer="layout" svg:width="8.16cm" svg:height="3.801cm" draw:transform="skewX (-6.00308697133185E-017) rotate (0.463733982254893) translate (7.65cm 8.65cm)" svg:viewBox="0 0 8161 3802" svg:d="M0 0c5031 0 8161 3802 8161 3802">
          <text:p/>
        </draw:path>
        <draw:path draw:style-name="gr55" draw:text-style-name="P1" draw:layer="layout" svg:width="9.502cm" svg:height="3.913cm" draw:transform="rotate (0.463733982254893) translate (7.25cm 10.25cm)" svg:viewBox="0 0 9503 3914" svg:d="M0 0c5590 0 9503 3914 9503 3914">
          <text:p/>
        </draw:path>
        <draw:path draw:style-name="gr54" draw:text-style-name="P1" draw:layer="layout" svg:width="9.407cm" svg:height="10.002cm" draw:transform="skewX (-0.0397935069454707) rotate (0.829031394697307) translate (5.59999995200992cm 11.8999999594165cm)" svg:viewBox="0 0 9408 10003" svg:d="M0 0c7999-1 9408 10003 9408 10003">
          <text:p/>
        </draw:path>
        <draw:path draw:style-name="gr54" draw:text-style-name="P1" draw:layer="layout" svg:width="4.775cm" svg:height="3.665cm" draw:transform="rotate (0.737750674818003) translate (9.24999999212104cm 11.249999991332cm)" svg:viewBox="0 0 4776 3666" svg:d="M0 0c3717 0 4776 3666 4776 3666">
          <text:p/>
        </draw:path>
        <draw:path draw:style-name="gr55" draw:text-style-name="P1" draw:layer="layout" svg:width="6.463cm" svg:height="5.531cm" draw:transform="skewX (-0.0291469985083053) rotate (0.870395697969572) translate (9.608cm 12.75cm)" svg:viewBox="0 0 6464 5532" svg:d="M0 0c3597 0 6464 5532 6464 5532">
          <text:p/>
        </draw:path>
        <draw:path draw:style-name="gr55" draw:text-style-name="P1" draw:layer="layout" svg:width="10.27cm" svg:height="3.826cm" draw:transform="skewX (0.019373154697137) rotate (0.520457182944709) translate (6.644cm 14.238cm)" svg:viewBox="0 0 10271 3827" svg:d="M0 0c7040 1 10271 3827 10271 3827">
          <text:p/>
        </draw:path>
        <draw:path draw:style-name="gr55" draw:text-style-name="P1" draw:layer="layout" svg:width="8.592cm" svg:height="5.12cm" draw:transform="rotate (0.512428668385535) translate (9.154cm 14.298cm)" svg:viewBox="0 0 8593 5121" svg:d="M0 0c4589 0 8593 5121 8593 5121">
          <text:p/>
        </draw:path>
        <draw:path draw:style-name="gr55" draw:text-style-name="P1" draw:layer="layout" svg:width="9.301cm" svg:height="1.944cm" draw:transform="rotate (0.179768912955416) translate (7.99999998458707cm 14.9999999151881cm)" svg:viewBox="0 0 9302 1945" svg:d="M0 0c5590 0 9302 1945 9302 1945">
          <text:p/>
        </draw:path>
        <draw:path draw:style-name="gr54" draw:text-style-name="P1" draw:layer="layout" svg:width="9.076cm" svg:height="4.864cm" draw:transform="skewX (-4.21798417180352E-017) rotate (0.394793476801117) translate (9.678cm 8.69cm)" svg:viewBox="0 0 9077 4865" svg:d="M0 0c3250 0 9077 4865 9077 4865">
          <text:p/>
        </draw:path>
        <draw:path draw:style-name="gr56" draw:text-style-name="P1" draw:layer="layout" svg:width="9.257cm" svg:height="3.408cm" draw:transform="skewX (0.0200712863979348) rotate (-2.68414185664208) translate (19.5000000024871cm 7.75000000531901cm)" svg:viewBox="0 0 9258 3409" svg:d="M0 0c6792 0 9258 3409 9258 3409">
          <text:p/>
        </draw:path>
        <draw:path draw:style-name="gr57" draw:text-style-name="P1" draw:layer="layout" svg:width="9.275cm" svg:height="2.864cm" draw:transform="rotate (-2.63457450588544) translate (16.7500000217493cm 8.50000003915611cm)" svg:viewBox="0 0 9276 2865" svg:d="M0 0c5148 0 9276 2865 9276 2865">
          <text:p/>
        </draw:path>
        <draw:path draw:style-name="gr57" draw:text-style-name="P1" draw:layer="layout" svg:width="7.334cm" svg:height="2.8cm" draw:transform="skewX (0.0141371669411541) rotate (-2.90335521069257) translate (17.5000000011573cm 9.75000000507734cm)" svg:viewBox="0 0 7335 2801" svg:d="M0 0c4237 0 7335 2801 7335 2801">
          <text:p/>
        </draw:path>
        <draw:path draw:style-name="gr57" draw:text-style-name="P1" draw:layer="layout" svg:width="10.396cm" svg:height="3.242cm" draw:transform="skewX (-5.52427300740009E-017) rotate (-2.6778586713349) translate (20cm 9.75cm)" svg:viewBox="0 0 10397 3243" svg:d="M0 0c7267 1 10397 3243 10397 3243">
          <text:p/>
        </draw:path>
        <draw:path draw:style-name="gr57" draw:text-style-name="P1" draw:layer="layout" svg:width="7.092cm" svg:height="3.725cm" draw:transform="skewX (0.00331612557878923) rotate (-2.94227605301204) translate (15.25cm 11cm)" svg:viewBox="0 0 7093 3726" svg:d="M0 0c3790 0 7093 3726 7093 3726">
          <text:p/>
        </draw:path>
        <draw:path draw:style-name="gr57" draw:text-style-name="P1" draw:layer="layout" svg:width="10.487cm" svg:height="6.563cm" draw:transform="skewX (0.271922297460717) rotate (-2.55760548587249) translate (18.0723314202551cm 11.3498172220547cm)" svg:viewBox="0 0 10488 6564" svg:d="M0 0c10243 0 10488 6564 10488 6564">
          <text:p/>
        </draw:path>
        <draw:path draw:style-name="gr57" draw:text-style-name="P1" draw:layer="layout" svg:width="9.757cm" svg:height="2.69cm" draw:transform="skewX (0.0172787595947439) rotate (-2.74697370971388) translate (19.6cm 11.576cm)" svg:viewBox="0 0 9758 2691" svg:d="M0 0c8455 0 9758 2691 9758 2691">
          <text:p/>
        </draw:path>
        <draw:path draw:style-name="gr57" draw:text-style-name="P1" draw:layer="layout" svg:width="7.284cm" svg:height="2.689cm" draw:transform="rotate (-2.72341176481195) translate (17.5000000116543cm 12.5000000262253cm)" svg:viewBox="0 0 7285 2690" svg:d="M0 0c7387 0 7285 2690 7285 2690">
          <text:p/>
        </draw:path>
        <draw:path draw:style-name="gr57" draw:text-style-name="P1" draw:layer="layout" svg:width="12.165cm" svg:height="1.514cm" draw:transform="rotate (-3.05851498119486) translate (19.000000013529cm 14.7500001624728cm)" svg:viewBox="0 0 12166 1515" svg:d="M0 0c9031-1 12166 1515 12166 1515">
          <text:p/>
        </draw:path>
        <draw:path draw:style-name="gr57" draw:text-style-name="P1" draw:layer="layout" svg:width="8.966cm" svg:height="3.137cm" draw:transform="skewX (-6.61957362261918E-017) rotate (-2.80491864088009) translate (17.5000000000014cm 15.2500000000041cm)" svg:viewBox="0 0 8967 3138" svg:d="M0 0c5297 0 8967 3138 8967 3138">
          <text:p/>
        </draw:path>
        <draw:frame draw:style-name="gr27" draw:text-style-name="P5" draw:layer="layout" svg:width="0.811cm" svg:height="0.766cm" svg:x="12.442cm" svg:y="4.4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8" draw:text-style-name="P1" draw:layer="layout" svg:x1="13.442cm" svg:y1="4.984cm" svg:x2="14.442cm" svg:y2="4.984cm">
          <text:p/>
        </draw:line>
        <draw:line draw:style-name="gr58" draw:text-style-name="P1" draw:layer="layout" svg:x1="11.242cm" svg:y1="4.984cm" svg:x2="12.242cm" svg:y2="4.984cm">
          <text:p/>
        </draw:line>
        <draw:line draw:style-name="gr29" draw:text-style-name="P1" draw:layer="layout" svg:x1="13.451cm" svg:y1="3.884cm" svg:x2="14.451cm" svg:y2="3.884cm">
          <text:p/>
        </draw:line>
        <draw:line draw:style-name="gr29" draw:text-style-name="P1" draw:layer="layout" svg:x1="11.251cm" svg:y1="3.884cm" svg:x2="12.251cm" svg:y2="3.88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26T14:18:56.950380455</meta:creation-date>
    <dc:date>2023-06-05T11:20:25.257921917</dc:date>
    <dc:creator>Chris Cameron</dc:creator>
    <meta:editing-duration>PT45M19S</meta:editing-duration>
    <meta:editing-cycles>7</meta:editing-cycles>
    <meta:generator>LibreOffice/7.4.7.2$Linux_X86_64 LibreOffice_project/40$Build-2</meta:generator>
    <meta:document-statistic meta:object-count="198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/>
        <mo fence="true" form="postfix" stretchy="false">)</mo>
      </mrow>
    </mrow>
    <annotation encoding="StarMath 5.0">f( )</annotation>
  </semantics>
</math>
</file>

<file path=Object 2/content.xml><?xml version="1.0" encoding="utf-8"?>
<math xmlns="http://www.w3.org/1998/Math/MathML" display="block">
  <semantics>
    <mrow>
      <mi>h</mi>
      <mrow>
        <mo fence="true" form="prefix" stretchy="false">(</mo>
        <mrow/>
        <mo fence="true" form="postfix" stretchy="false">)</mo>
      </mrow>
    </mrow>
    <annotation encoding="StarMath 5.0">h( )</annotation>
  </semantics>
</math>
</file>

<file path=Object 3/content.xml><?xml version="1.0" encoding="utf-8"?>
<math xmlns="http://www.w3.org/1998/Math/MathML" display="block">
  <semantics>
    <mrow>
      <mi>r</mi>
      <mrow>
        <mo fence="true" form="prefix" stretchy="false">(</mo>
        <mrow/>
        <mo fence="true" form="postfix" stretchy="false">)</mo>
      </mrow>
    </mrow>
    <annotation encoding="StarMath 5.0">r( )</annotation>
  </semantics>
</math>
</file>

<file path=Object 4/content.xml><?xml version="1.0" encoding="utf-8"?>
<math xmlns="http://www.w3.org/1998/Math/MathML" display="block">
  <semantics>
    <mrow>
      <mi>h</mi>
      <mrow>
        <mo fence="true" form="prefix" stretchy="false">(</mo>
        <mrow/>
        <mo fence="true" form="postfix" stretchy="false">)</mo>
      </mrow>
    </mrow>
    <annotation encoding="StarMath 5.0">h( )</annotation>
  </semantics>
</math>
</file>

<file path=Object 5/content.xml><?xml version="1.0" encoding="utf-8"?>
<math xmlns="http://www.w3.org/1998/Math/MathML" display="block">
  <semantics>
    <mrow>
      <mi>r</mi>
      <mrow>
        <mo fence="true" form="prefix" stretchy="false">(</mo>
        <mrow/>
        <mo fence="true" form="postfix" stretchy="false">)</mo>
      </mrow>
    </mrow>
    <annotation encoding="StarMath 5.0">r( )</annotation>
  </semantics>
</math>
</file>